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2083in"/>
      <style:text-properties style:font-name="Times New Roman" fo:font-size="26.0pt" fo:color="#17365d"/>
    </style:style>
    <style:style style:name="P2" style:family="paragraph" style:parent-style-name="Standard">
      <style:paragraph-properties fo:margin-bottom="0.1388in" fo:line-height="115%"/>
      <style:text-properties style:font-name="Times New Roman" fo:font-size="11.0pt"/>
    </style:style>
    <style:style style:name="P3" style:family="paragraph" style:parent-style-name="Standard">
      <style:paragraph-properties fo:line-height="115%"/>
      <style:text-properties style:font-name="Times New Roman" fo:font-size="11.0pt"/>
    </style:style>
    <style:style style:name="P4" style:family="paragraph" style:parent-style-name="Standard">
      <style:paragraph-properties fo:text-align="justify"/>
      <style:text-properties style:font-name="Times New Roman" fo:font-size="11.0pt"/>
    </style:style>
    <style:style style:name="P5" style:family="paragraph" style:parent-style-name="Standard">
      <style:text-properties style:font-name="Times New Roman" fo:font-size="11.0pt"/>
    </style:style>
    <style:style style:name="P6" style:family="paragraph" style:parent-style-name="Standard">
      <style:paragraph-properties fo:margin-top="0.1667in" fo:margin-bottom="0.1667in"/>
      <style:text-properties style:font-name="Times New Roman" fo:font-size="11.0pt"/>
    </style:style>
    <style:style style:name="P7" style:family="paragraph" style:parent-style-name="Standard">
      <style:paragraph-properties fo:margin-top="0.1667in" fo:margin-left="0.4583in" fo:text-indent="-0.4583in" fo:line-height="135%">
        <style:tab-stops>
          <style:tab-stop style:position="0.3472in"/>
          <style:tab-stop style:position="0.4583in"/>
        </style:tab-stops>
      </style:paragraph-properties>
      <style:text-properties style:font-name="Times New Roman" fo:font-size="11.0pt"/>
    </style:style>
    <style:style style:name="P8" style:family="paragraph" style:parent-style-name="Standard">
      <style:paragraph-properties fo:line-height="135%"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Times New Roman" fo:font-size="11.0pt" fo:color="#0e0e0e"/>
    </style:style>
    <style:style style:name="P9" style:family="paragraph" style:parent-style-name="Standard">
      <style:paragraph-properties fo:margin-top="0.1667in" fo:margin-left="0.1806in" fo:text-indent="-0.1806in" fo:line-height="135%">
        <style:tab-stops>
          <style:tab-stop style:position="0.0694in"/>
          <style:tab-stop style:position="0.1806in"/>
        </style:tab-stops>
      </style:paragraph-properties>
      <style:text-properties style:font-name="Times New Roman" fo:font-size="11.0pt" fo:color="#0e0e0e"/>
    </style:style>
    <style:style style:name="P10" style:family="paragraph" style:parent-style-name="Standard">
      <style:paragraph-properties fo:text-align="justify">
        <style:tab-stops>
          <style:tab-stop style:position="2.3750in"/>
        </style:tab-stops>
      </style:paragraph-properties>
      <style:text-properties style:font-name="Times New Roman" fo:font-size="11.0pt"/>
    </style:style>
    <style:style style:name="T1" style:family="text">
      <style:text-properties fo:letter-spacing="0.0034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Lab 5 – Code Review Template</text:span></text:p>
      <text:p text:style-name="P2"><text:span text:style-name="T2">Reviewer Name: Balan Andrei Daniel</text:span></text:p>
      <text:p text:style-name="P2"><text:span text:style-name="T2">Reviewer Group: 211</text:span></text:p>
      <text:p text:style-name="P2"><text:span text:style-name="T2">Initial C application was created by (Name/Group): Mathyas/211</text:span></text:p>
      <text:p text:style-name="P3"><text:span text:style-name="T2">Please fill in the following table using appropriate, complete data:</text:span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4"><text:span text:style-name="T2">List of application functionalities that are missing, are incomplete or buggy.</text:span></text:p>
            <text:p text:style-name="P4"/>
            <text:p text:style-name="P4"><text:span text:style-name="T2">N/A</text:span></text:p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4"><text:span text:style-name="T2">List of program functions (except UI) that are not covered by tests.</text:span></text:p>
            <text:p text:style-name="P4"/>
            <text:p text:style-name="P4"><text:span text:style-name="T2">N/A</text:span></text:p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4"><text:span text:style-name="T2">List of program functions lacking specification.</text:span></text:p>
            <text:p text:style-name="P4"/>
            <text:p text:style-name="P4"><text:span text:style-name="T2">N/A</text:span></text:p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4"><text:span text:style-name="T2">Is there a clear separation between each module’s specification and its implementation?</text:span></text:p>
            <text:p text:style-name="P4"/>
            <text:p text:style-name="P4"><text:span text:style-name="T2">The separation between each module’s specification and its implementation is clear, but there are some areas where it could be improved for better modularity and maintainability. </text:span></text:p>
            <text:p text:style-name="P4"/>
            <text:p text:style-name="P4"/>
            <text:p text:style-name="P4"><text:span text:style-name="T2">1.<text:tab/>Headers <text:s/>are used for declarations: <text:tab/>Each module has its corresponding .h file (repo.h, controller.h, oferta.h, validator.h), which provides function prototypes and structure definitions. <text:tab/></text:span></text:p>
            <text:p text:style-name="P4"><text:span text:style-name="T2">2.<text:tab/>Each module has a dedicated implementation file (.c files): The logic for each module is implemented in separate .c files, keeping related functionalities together. <text:tab/></text:span></text:p>
            <text:p text:style-name="P4"><text:span text:style-name="T2">3.<text:tab/>Encapsulation is mostly respected: <text:s/>Repository, Oferta, and Controller expose functions to interact with them rather than directly modifying internal data.</text:span></text:p>
            <text:p text:style-name="P7"/>
            <text:p text:style-name="P4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4"><text:span text:style-name="T2">Is the application correctly layered?</text:span></text:p>
            <text:p text:style-name="P4"/>
            <text:p text:style-name="P8">Yes, the application is correctly layered, following a layered architecture .</text:p>
            <text:p text:style-name="P8">But the controller returns a repository Instead of a list of offers</text:p>
            <text:p text:style-name="P9"><text:tab/>•<text:tab/>In Afiseaza and Ordoneaza, the controller returns a whole repository, exposing the internal storage.</text:p>
            <text:p text:style-name="P9"><text:tab/>•<text:tab/>Issue: The UI or higher layers might modify repository internals directly, breaking encapsulation.</text:p>
            <text:p text:style-name="P4"/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4"><text:span text:style-name="T2">Does the application handle memory correctly (all memory is deallocated, no dangling pointers etc.).</text:span></text:p>
            <text:p text:style-name="P4"/>
            <text:p text:style-name="P8">Memory for Oferta objects is allocated using malloc in functions like Creeaza_Oferta. This is done correctly, ensuring each Oferta has its own memory space.</text:p>
            <text:p text:style-name="P9"><text:tab/>•<text:tab/>The oferte array in Repository is dynamically allocated, and when necessary, it is resized in the Redimension_Repo function to accommodate more elements.</text:p>
            <text:p text:style-name="P9"/>
            <text:p text:style-name="P9"><text:tab/>In Distruge_Oferta, memory for the tip and adresa strings, as well as the Oferta object itself, is properly freed.</text:p>
            <text:p text:style-name="P9"><text:tab/>•<text:tab/>The Free_Repo function correctly deallocates memory for all Oferta objects in the oferte array and then frees the array itself, ensuring that there is no memory leak.</text:p>
            <text:p text:style-name="P9"><text:tab/>•<text:tab/>The memory for the Repository is properly deallocated in Free_Repo, which ensures that no memory is left behind when a repository is no longer needed.</text:p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4"><text:span text:style-name="T2">List those functions that are unclear to you (you don’t understand their role or how they work – usually a sign of bad design).</text:span></text:p>
            <text:p text:style-name="P4"/>
            <text:p text:style-name="P4"><text:span text:style-name="T2">N/A</text:span></text:p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10"><text:span text:style-name="T2">List the problems present in the reviewed application and indicate the number of man-hours you require for fixing them.</text:span></text:p>
            <text:p text:style-name="P10"><text:span text:style-name="T2">Some functions are not implemented on macOS <text:s/>so I had to use alternatives strcpy_s ( 10 minutes)</text:span></text:p>
            <text:p text:style-name="P10"/>
          </table:table-cell>
          <table:table-cell table:style-name="TableCell1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  <meta:initial-creator>Arthur Molnar</meta:initial-creator>
  </office:meta>
</office:document-meta>
</file>